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Courier" svg:font-family="Courier" style:font-pitch="variable"/>
    <style:font-face style:name="Courier New" svg:font-family="'Courier New'" style:font-pitch="variable"/>
    <style:font-face style:name="Times" svg:font-family="Times" style:font-pitch="variable"/>
    <style:font-face style:name="New York" svg:font-family="'New Yor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3.5in" style:type="center"/>
          <style:tab-stop style:position="7in" style:type="right"/>
        </style:tab-stops>
      </style:paragraph-properties>
      <style:text-properties fo:font-weight="bold" style:font-weight-asian="bold"/>
    </style:style>
    <style:style style:name="P2" style:family="paragraph" style:parent-style-name="Footer">
      <style:paragraph-properties>
        <style:tab-stops>
          <style:tab-stop style:position="3.5in" style:type="center"/>
          <style:tab-stop style:position="6in" style:type="right"/>
        </style:tab-stops>
      </style:paragraph-properties>
    </style:style>
    <style:style style:name="P3" style:family="paragraph" style:parent-style-name="Footer">
      <style:paragraph-properties>
        <style:tab-stops/>
      </style:paragraph-properties>
    </style:style>
    <style:style style:name="P4" style:family="paragraph" style:parent-style-name="Footer">
      <style:paragraph-properties>
        <style:tab-stops/>
      </style:paragraph-properties>
      <style:text-properties style:font-name="Courier New"/>
    </style:style>
    <style:style style:name="P5" style:family="paragraph" style:parent-style-name="Footer">
      <style:paragraph-properties fo:orphans="0" fo:widows="0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6" style:family="paragraph" style:parent-style-name="Footer">
      <style:paragraph-properties>
        <style:tab-stops/>
      </style:paragraph-properties>
      <style:text-properties style:font-name="Courier"/>
    </style:style>
    <style:style style:name="P7" style:family="paragraph" style:parent-style-name="Standard">
      <style:paragraph-properties>
        <style:tab-stops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weight="bold" style:font-weight-asian="bold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orphans="0" fo:widows="0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12" style:family="paragraph" style:parent-style-name="Standard">
      <style:paragraph-properties fo:orphans="0" fo:widows="0" style:text-autospace="none"/>
    </style:style>
    <style:style style:name="P13" style:family="paragraph" style:parent-style-name="Standard">
      <style:text-properties style:font-name="Courier"/>
    </style:style>
    <style:style style:name="P14" style:family="paragraph" style:parent-style-name="Standard">
      <style:text-properties style:font-name="Courier" fo:font-weight="bold" style:font-weight-asian="bold"/>
    </style:style>
    <style:style style:name="P15" style:family="paragraph" style:parent-style-name="Standard">
      <style:paragraph-properties>
        <style:tab-stops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</style:style>
    <style:style style:name="P16" style:family="paragraph" style:parent-style-name="Standard">
      <style:text-properties fo:font-size="14pt" style:font-size-asian="14pt"/>
    </style:style>
    <style:style style:name="P17" style:family="paragraph" style:parent-style-name="Standard">
      <style:text-properties fo:font-size="14pt" fo:font-weight="bold" style:font-size-asian="14pt" style:font-weight-asian="bold" style:font-weight-complex="bold"/>
    </style:style>
    <style:style style:name="P18" style:family="paragraph" style:parent-style-name="Standard">
      <style:paragraph-properties fo:margin-left="0.25in" fo:margin-right="0in" fo:text-indent="0in" style:auto-text-indent="false"/>
    </style:style>
    <style:style style:name="P19" style:family="paragraph" style:parent-style-name="Standard">
      <style:paragraph-properties fo:margin-left="0.25in" fo:margin-right="0in" fo:text-indent="0in" style:auto-text-indent="false"/>
      <style:text-properties fo:font-weight="bold" style:font-weight-asian="bold"/>
    </style:style>
    <style:style style:name="P20" style:family="paragraph" style:parent-style-name="Standard">
      <style:paragraph-properties fo:margin-left="0.25in" fo:margin-right="0in" fo:text-indent="0in" style:auto-text-indent="false"/>
      <style:text-properties style:font-name="Courier" fo:font-weight="bold" style:font-weight-asian="bold"/>
    </style:style>
    <style:style style:name="P21" style:family="paragraph" style:parent-style-name="Standard">
      <style:paragraph-properties fo:margin-left="0.25in" fo:margin-right="0in" fo:text-indent="0in" style:auto-text-indent="false"/>
      <style:text-properties style:text-underline-style="solid" style:text-underline-width="auto" style:text-underline-color="font-color" fo:font-weight="bold" style:font-weight-asian="bold"/>
    </style:style>
    <style:style style:name="P22" style:family="paragraph" style:parent-style-name="Standard">
      <style:paragraph-properties fo:margin-left="0in" fo:margin-right="0in" fo:text-indent="0in" style:auto-text-indent="false"/>
    </style:style>
    <style:style style:name="P23" style:family="paragraph" style:parent-style-name="Text_20_body_20_indent">
      <style:paragraph-properties fo:margin-left="0in" fo:margin-right="0in" fo:text-indent="0in" style:auto-text-indent="false"/>
    </style:style>
    <style:style style:name="P24" style:family="paragraph" style:parent-style-name="Heading_20_2">
      <style:text-properties fo:font-size="14pt" style:font-size-asian="14pt"/>
    </style:style>
    <style:style style:name="P25" style:family="paragraph" style:parent-style-name="Heading_20_3">
      <style:text-properties style:font-name="Courier"/>
    </style:style>
    <style:style style:name="P26" style:family="paragraph" style:parent-style-name="Standard" style:master-page-name="Standard">
      <style:paragraph-properties fo:text-align="center" style:justify-single-word="false" style:page-number="auto"/>
      <style:text-properties fo:font-size="20pt" fo:font-weight="bold" style:font-size-asian="20pt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/>
    </style:style>
    <style:style style:name="T4" style:family="text"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T5" style:family="text">
      <style:text-properties fo:font-size="14pt" style:text-underline-style="solid" style:text-underline-width="auto" style:text-underline-color="font-color" fo:font-weight="bold" style:font-size-asian="14pt" style:font-weight-asian="bold" style:font-weight-complex="bold"/>
    </style:style>
    <style:style style:name="T6" style:family="text">
      <style:text-properties fo:font-size="14pt" style:font-size-asian="14pt"/>
    </style:style>
    <style:style style:name="T7" style:family="text">
      <style:text-properties fo:font-size="14pt" fo:font-weight="normal" style:font-size-asian="14pt" style:font-weight-asian="normal" style:font-weight-complex="normal"/>
    </style:style>
    <style:style style:name="T8" style:family="text">
      <style:text-properties style:font-name="Courier"/>
    </style:style>
    <style:style style:name="T9" style:family="text">
      <style:text-properties style:font-name="Courier" style:text-underline-style="solid" style:text-underline-width="auto" style:text-underline-color="font-color"/>
    </style:style>
    <style:style style:name="T10" style:family="text">
      <style:text-properties style:font-name="Courier" style:text-underline-style="solid" style:text-underline-width="auto" style:text-underline-color="font-color" fo:font-weight="bold" style:font-weight-asian="bold"/>
    </style:style>
    <style:style style:name="T11" style:family="text">
      <style:text-properties style:font-name="Courier" fo:font-weight="bold" style:font-weight-asian="bold"/>
    </style:style>
    <style:style style:name="T12" style:family="text">
      <style:text-properties style:font-name="Courier" fo:font-style="italic" style:font-style-asian="italic"/>
    </style:style>
    <style:style style:name="T13" style:family="text">
      <style:text-properties style:font-name="Courier" fo:font-style="normal" style:font-style-asian="normal" style:font-style-complex="normal"/>
    </style:style>
    <style:style style:name="T14" style:family="text">
      <style:text-properties style:font-name="Courier"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style:font-name="Courier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font-name="Courier New" style:text-underline-style="solid" style:text-underline-width="auto" style:text-underline-color="font-color" fo:font-weight="bold" style:font-weight-asian="bold"/>
    </style:style>
    <style:style style:name="T17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Assignment 1:</text:p>
      <text:p text:style-name="P9">Introduction to the BLITZ Tools</text:p>
      <text:p text:style-name="P10"/>
      <text:p text:style-name="P10"/>
      <text:p text:style-name="P10"/>
      <text:p text:style-name="Standard"><text:span text:style-name="T4">Due Date:</text:span><text:span text:style-name="T6"> <text:s text:c="2"/>April 6, 2012</text:span></text:p>
      <text:p text:style-name="Standard"><text:span text:style-name="T5">Points:</text:span><text:span text:style-name="T6"> 100</text:span></text:p>
      <text:p text:style-name="P16"/>
      <text:p text:style-name="P17">Questions from the book: (50 points total, 5 each unless specified different)</text:p>
      <text:p text:style-name="P17">Answers must be put in an editor or a word processor to make reading answers</text:p>
      <text:p text:style-name="P17">easier. <text:s/>The answers must be printed and included with the remainder of</text:p>
      <text:p text:style-name="P17">assignment 1's documents.</text:p>
      <text:p text:style-name="P8"><text:span text:style-name="T6"><text:s text:c="4"/></text:span><text:span text:style-name="T7">1.1, 1.2, 1.3, 1.7, 1.8, 1.13, 1.17, <text:s/>1.23, <text:s/>1.30 (10 points) </text:span></text:p>
      <text:p text:style-name="Standard"/>
      <text:h text:style-name="Heading_20_3" text:outline-level="3">Overview and Goal</text:h>
      <text:p text:style-name="P3"/>
      <text:p text:style-name="Standard">In this course you will be creating a mini (micro?) operating system kernel. <text:s/>You’ll be using the BLITZ software tools, which were written for this task. <text:s/>The goals of this project are to make sure that you can use the BLITZ tools and to help you gain familiarity with them.</text:p>
      <text:p text:style-name="Standard"/>
      <text:p text:style-name="P3"/>
      <text:h text:style-name="Heading_20_3" text:outline-level="3">Step 1: <text:s/>Get the Documentation</text:h>
      <text:p text:style-name="Standard"/>
      <text:p text:style-name="Standard">There are a number of documents describing the BLITZ tools. <text:s/>You may obtain the documents by going to the BLITZ homepage:</text:p>
      <text:p text:style-name="Standard"/>
      <text:p text:style-name="P4"><text:tab/>http://www.cs.pdx.edu/~harry/Blitz/index.html</text:p>
      <text:p text:style-name="Standard"/>
      <text:p text:style-name="P11">From there you can access <text:span text:style-name="T1">pdf</text:span> versions. <text:s/>Print out the following documents:</text:p>
      <text:p text:style-name="P5"/>
      <text:p text:style-name="P12"><text:tab/><text:span text:style-name="T1">An Overview of the BLITZ System</text:span> (7 pages)</text:p>
      <text:p text:style-name="P12"><text:tab/><text:span text:style-name="T1">An Overview of the BLITZ Computer Hardware</text:span> (8 pages) </text:p>
      <text:p text:style-name="P12"><text:tab/><text:span text:style-name="T1">The BLITZ Architecture</text:span> (71 pages) </text:p>
      <text:p text:style-name="P12"><text:tab/><text:span text:style-name="T1">Example BLITZ Assembly Program</text:span> (7 pages) </text:p>
      <text:p text:style-name="P12"><text:tab/><text:span text:style-name="T1">BLITZ Instruction Set</text:span> (4 pages) </text:p>
      <text:p text:style-name="P12"><text:tab/><text:span text:style-name="T1">The BLITZ Emulator</text:span> (44 pages) </text:p>
      <text:p text:style-name="P12"><text:tab/><text:bookmark-start text:name="OLE_LINK6"/><text:span text:style-name="T1">An Overview of KPL, A Kernel Programming Language</text:span> <text:bookmark-end text:name="OLE_LINK6"/>(66 pages) </text:p>
      <text:p text:style-name="P12"><text:tab/><text:span text:style-name="T1">Context-Free Grammar of KPL</text:span> (7 pages) </text:p>
      <text:p text:style-name="P12"><text:tab/><text:span text:style-name="T1">BLITZ Tools: Help Information</text:span> (13 pages) </text:p>
      <text:p text:style-name="P12"><text:tab/><text:span text:style-name="T1">The Format of BLITZ Object and Executable Files</text:span> (12 pages) </text:p>
      <text:p text:style-name="Standard"><text:s/></text:p>
      <text:p text:style-name="Standard"/>
      <text:h text:style-name="Heading_20_3" text:outline-level="3"><text:soft-page-break/>Step 2: <text:s/>Read the Overview Document</text:h>
      <text:p text:style-name="Standard"/>
      <text:p text:style-name="Standard">Read the first document <text:s/>(“An Overview of the BLITZ System”) before proceeding to Step 3.</text:p>
      <text:h text:style-name="P25" text:outline-level="3"/>
      <text:h text:style-name="P25" text:outline-level="3"/>
      <text:h text:style-name="Heading_20_3" text:outline-level="3">Step 3: <text:s/>BLITZ on the CS Lab machines and other systems</text:h>
      <text:p text:style-name="Standard"/>
      <text:p text:style-name="Standard">You will develop your operating system code on a “host” computer and you will be running the BLITZ tools on that host computer. <text:s text:c="2"/>I will be running your code on Blitz on <text:s/>Ubuntu. <text:s text:c="2"/>BLITZ <text:s/>also runs on a variety of other systems. <text:s text:c="3"/>I have installed BLITZ on the departmental Linux and NetBSD machines. <text:s text:c="2"/>If you want to run BLITZ on your computer, the BLITZ tools run on the follow host platforms:</text:p>
      <text:p text:style-name="Standard"><text:tab/>Apple Macintosh, OS X, either PPC-based or Intel-based machines</text:p>
      <text:p text:style-name="Standard"><text:tab/>Sun Solaris</text:p>
      <text:p text:style-name="Standard"><text:tab/>Unix / Linux Systems</text:p>
      <text:p text:style-name="Standard"><text:tab/>Windows, using Cygwin which emulates the Unix POSIX interface (see <text:span text:style-name="T9">www.cygwin.com</text:span>)</text:p>
      <text:p text:style-name="Standard"/>
      <text:p text:style-name="Standard">For the following host platforms, the tools are precompiled and you can simply download the executables:</text:p>
      <text:p text:style-name="Standard"><text:tab/>Apple Macintosh, OS X, Intel-based machines</text:p>
      <text:p text:style-name="Standard"><text:tab/>Apple Macintosh, OS X, PPC-based machines</text:p>
      <text:p text:style-name="Standard"><text:tab/>Sun Solaris</text:p>
      <text:p text:style-name="Standard"/>
      <text:p text:style-name="Standard">For other systems, you can download the tools (which are written in “C” and “C++”. <text:s/>You must then compile them on your computer.</text:p>
      <text:p text:style-name="Standard"/>
      <text:p text:style-name="Standard">The source code for all the BLITZ tools is available, but you should not need to look at it. <text:s/>Nevertheless, it is available for anyone who is interested.</text:p>
      <text:p text:style-name="Standard"/>
      <text:p text:style-name="Standard"/>
      <text:h text:style-name="Heading_20_3" text:outline-level="3">The BLITZ Tools</text:h>
      <text:p text:style-name="Standard"/>
      <text:p text:style-name="Standard">Here are the programs that constitute the BLITZ tool set.</text:p>
      <text:p text:style-name="Standard"/>
      <text:p text:style-name="Standard"><text:tab/><text:span text:style-name="T16">kpl</text:span></text:p>
      <text:p text:style-name="Standard"><text:tab/><text:tab/>The KPL compiler</text:p>
      <text:p text:style-name="Standard"><text:tab/><text:span text:style-name="T16">asm</text:span></text:p>
      <text:p text:style-name="Standard"><text:tab/><text:tab/>The BLITZ assembler</text:p>
      <text:p text:style-name="Standard"><text:tab/><text:span text:style-name="T16">lddd</text:span></text:p>
      <text:p text:style-name="Standard"><text:tab/><text:tab/>The BLITZ linker</text:p>
      <text:p text:style-name="Standard"><text:tab/><text:span text:style-name="T16">blitz</text:span></text:p>
      <text:p text:style-name="Standard"><text:tab/><text:tab/>The BLITZ machine emulator (the virtual machine and debugger)</text:p>
      <text:p text:style-name="Standard"><text:tab/><text:span text:style-name="T16">diskUtil</text:span></text:p>
      <text:p text:style-name="Standard"><text:tab/><text:tab/>A utility to manipulate the simulated BLITZ “DISK” file</text:p>
      <text:p text:style-name="Standard"><text:tab/><text:span text:style-name="T16">dumpObj</text:span></text:p>
      <text:p text:style-name="Standard"><text:tab/><text:tab/>A utility to print BLITZ .o and a.out files</text:p>
      <text:p text:style-name="Standard"><text:tab/><text:span text:style-name="T16">hexdump</text:span></text:p>
      <text:p text:style-name="Standard"><text:soft-page-break/><text:tab/><text:tab/>A utility to print any file in hex</text:p>
      <text:p text:style-name="Standard"><text:tab/><text:span text:style-name="T16">check</text:span></text:p>
      <text:p text:style-name="Standard"><text:tab/><text:tab/>A utility to run through a file looking for problem ASCII characters</text:p>
      <text:p text:style-name="Standard"><text:tab/><text:span text:style-name="T16">endian</text:span></text:p>
      <text:p text:style-name="Standard"><text:tab/><text:tab/>A utility to determine if this machine is Big or Little Endian</text:p>
      <text:p text:style-name="Standard"><text:s/></text:p>
      <text:p text:style-name="Standard">These tools are listed more-or-less in the order they would be used. <text:s/>You will probably only need to use the first 4 or 5 tools and you may pretty much ignore the remaining tools. <text:s/>(The last three tools are only documented by the comments at the beginning of the source code files, which you may read if interested.)</text:p>
      <text:p text:style-name="Standard"/>
      <text:p text:style-name="Standard"/>
      <text:h text:style-name="Heading_20_3" text:outline-level="3">Organization of the Course Material</text:h>
      <text:p text:style-name="Standard"/>
      <text:p text:style-name="Standard">The BLITZ system is accessible via the following URL:</text:p>
      <text:p text:style-name="Standard"/>
      <text:p text:style-name="P14"><text:tab/><text:a xlink:type="simple" xlink:href="http://www.cs.pdx.edu/~harry/Blitz/">http://www.cs.pdx.edu/~harry/Blitz/</text:a></text:p>
      <text:p text:style-name="Standard"/>
      <text:p text:style-name="Standard">For CS 460 at WWU in Spring 2012, you will find local material on Blitz at the URL:</text:p>
      <text:p text:style-name="Standard"/>
      <text:p text:style-name="Standard"><text:tab/><text:a xlink:type="simple" xlink:href="http://www.cs.wwu.edu/nelson/classes/s12/460/blitz">http://www.cs.wwu.edu/nelson/classes/s12/460/blitz</text:a></text:p>
      <text:p text:style-name="Standard"/>
      <text:p text:style-name="P8">Please use the local files to get the proper versions used in CS 460 Spring 12. </text:p>
      <text:p text:style-name="P8"/>
      <text:p text:style-name="Standard"><text:s/>The <text:span text:style-name="T11">Blitz </text:span>directory (at <text:a xlink:type="simple" xlink:href="http://www.cs.pdx.edu/">www.cs.pdx.edu</text:a>) contains the following material:</text:p>
      <text:p text:style-name="Standard"/>
      <text:p text:style-name="P15"><text:tab/><text:span text:style-name="T1">Blitz/</text:span></text:p>
      <text:p text:style-name="P15"><text:tab/><text:tab/><text:span text:style-name="T1">BlitzDoc/</text:span></text:p>
      <text:p text:style-name="P15"><text:tab/><text:tab/><text:tab/>...files containing the documents mentioned above...</text:p>
      <text:p text:style-name="P15"><text:tab/><text:tab/><text:span text:style-name="T1">BlitzBin/</text:span></text:p>
      <text:p text:style-name="P15"><text:tab/><text:tab/><text:span text:style-name="T1"><text:tab/>MacIntel/</text:span></text:p>
      <text:p text:style-name="P15"><text:tab/><text:tab/><text:tab/><text:tab/>...executables for the Mac/Intel host platform...</text:p>
      <text:p text:style-name="P15"><text:tab/><text:tab/><text:span text:style-name="T1"><text:tab/>MacPPC/</text:span></text:p>
      <text:p text:style-name="P15"><text:tab/><text:tab/><text:tab/><text:tab/>...executables for the Mac/PPC host platform...</text:p>
      <text:p text:style-name="P15"><text:tab/><text:tab/><text:span text:style-name="T1"><text:tab/>Sun/</text:span></text:p>
      <text:p text:style-name="P15"><text:tab/><text:tab/><text:tab/><text:tab/>...executables for the Sun/Solaris host platform...</text:p>
      <text:p text:style-name="P15"><text:tab/><text:tab/><text:span text:style-name="T1">BlitzSrc/</text:span></text:p>
      <text:p text:style-name="P15"><text:tab/><text:tab/><text:tab/>...source code for the BLITZ tools...</text:p>
      <text:p text:style-name="P7"><text:tab/><text:tab/>OSProject/ <text:s text:c="4"/>(Project files provided by the Blitz Author)</text:p>
      <text:p text:style-name="P7"><text:tab/><text:tab/><text:tab/>p1/</text:p>
      <text:p text:style-name="P15"><text:tab/><text:tab/><text:tab/><text:tab/>...files related to project 1...</text:p>
      <text:p text:style-name="P15"><text:tab/><text:tab/><text:tab/><text:span text:style-name="T1">p2/</text:span></text:p>
      <text:p text:style-name="P15"><text:tab/><text:tab/><text:tab/><text:tab/>...files related to project 2...</text:p>
      <text:p text:style-name="P15"><text:tab/><text:tab/><text:tab/>...etc...</text:p>
      <text:p text:style-name="Standard"/>
      <text:p text:style-name="Standard"><text:soft-page-break/>You may access this material through the BLITZ Home page. <text:s/>You should also be able to “ftp” directly to these directories.</text:p>
      <text:p text:style-name="Standard"/>
      <text:p text:style-name="Standard"/>
      <text:h text:style-name="Heading_20_3" text:outline-level="3">Step 4A: For Mac Users...</text:h>
      <text:p text:style-name="Standard"/>
      <text:p text:style-name="P18"><text:bookmark-start text:name="OLE_LINK2"/><text:span text:style-name="T3">Step 1:</text:span> <text:s/>Create a directory to put the BLITZ tools into. <text:s/>For example, you may wish to create a directory called <text:span text:style-name="T1">BlitzTools</text:span> in your home directory:</text:p>
      <text:p text:style-name="P18"/>
      <text:p text:style-name="P18"><text:span text:style-name="T11"><text:tab/>/Users/</text:span><text:span text:style-name="T12">YourUserName</text:span><text:span text:style-name="T11">/BlitzTools</text:span></text:p>
      <text:p text:style-name="P22"/>
      <text:p text:style-name="P22"><text:bookmark-end text:name="OLE_LINK2"/><text:s text:c="7"/>Then copy all the files from</text:p>
      <text:p text:style-name="P18"/>
      <text:p text:style-name="P20"><text:tab/>www.cs.pdx.edu/~harry/Blitz/BlitzBin/MacIntel</text:p>
      <text:p text:style-name="P18"/>
      <text:p text:style-name="P18">to your <text:span text:style-name="T1">BlitzTools</text:span> directory. <text:s/>These are binary files, not text files.</text:p>
      <text:p text:style-name="P19"/>
      <text:p text:style-name="Text_20_body_20_indent">(I use an application called “Fetch” (<text:span text:style-name="T9">www.fetchsoftworks.com</text:span>) to do “ftp” file transfers.)</text:p>
      <text:p text:style-name="P18"/>
      <text:p text:style-name="P18">People using an older PPC-based Mac should use this directory instead:</text:p>
      <text:p text:style-name="P18"/>
      <text:p text:style-name="P20"><text:tab/>www.cs.pdx.edu/~harry/Blitz/BlitzBin/MacPPC</text:p>
      <text:p text:style-name="P18"/>
      <text:p text:style-name="P18"><text:span text:style-name="T3">Step 2:</text:span> <text:s/>Set the protection bits on these programs to include “executable”, with a command such as:</text:p>
      <text:p text:style-name="P18"/>
      <text:p text:style-name="P20"><text:tab/>chmod <text:s/>ugo+rx <text:s/>BlitzTools/*</text:p>
      <text:p text:style-name="Text_20_body_20_indent"/>
      <text:p text:style-name="P18"/>
      <text:h text:style-name="Heading_20_3" text:outline-level="3">Step 4C: For WWU Students<text:bookmark-start text:name="OLE_LINK3"/></text:h>
      <text:p text:style-name="P18"><text:bookmark-end text:name="OLE_LINK3"/></text:p>
      <text:p text:style-name="P22"><text:s text:c="6"/>Blitz has been installed on the NetBSD and Ubuntu Linux machines in Phil Nelson's directory tree. </text:p>
      <text:p text:style-name="P18"/>
      <text:p text:style-name="P22"/>
      <text:p text:style-name="P22"><text:s text:c="7"/>Add the directory /home/phil/blitz to your PATH variable in your login shell. <text:s/>(See Step 5.)</text:p>
      <text:p text:style-name="P18"/>
      <text:p text:style-name="P18"/>
      <text:h text:style-name="Heading_20_3" text:outline-level="3">Step 4D: For Unix/Linux Users...</text:h>
      <text:p text:style-name="P18"/>
      <text:p text:style-name="P18">This section applies to users who have a Unix/Linux box and wish to download and re-compile the BLITZ tools for their machine.</text:p>
      <text:p text:style-name="P18"/>
      <text:p text:style-name="Standard"/>
      <text:p text:style-name="P18"><text:span text:style-name="T3">Step 1:</text:span> <text:s/>Create a directory to put the BLITZ source code into. <text:s/>For example, you may wish to create a directory called <text:span text:style-name="T1">BlitzSrc</text:span> in your home directory:</text:p>
      <text:p text:style-name="P18"/>
      <text:p text:style-name="P18"><text:span text:style-name="T11"><text:tab/></text:span><text:span text:style-name="T12">~YourUserName</text:span><text:span text:style-name="T11">/BlitzSrc</text:span></text:p>
      <text:p text:style-name="P18"><text:soft-page-break/></text:p>
      <text:p text:style-name="P18">Then copy all the files from</text:p>
      <text:p text:style-name="P18"/>
      <text:p text:style-name="P20"><text:tab/>www.cs.pdx.edu/~harry/Blitz/BlitzSrc</text:p>
      <text:p text:style-name="P18"/>
      <text:p text:style-name="P18">to your <text:span text:style-name="T1">BlitzSrc</text:span> directory.</text:p>
      <text:p text:style-name="Standard"/>
      <text:p text:style-name="P18"><text:span text:style-name="T3">Step 2:</text:span> <text:s/>Compile the programs in</text:p>
      <text:p text:style-name="P18"/>
      <text:p text:style-name="P18"><text:span text:style-name="T11"><text:tab/></text:span><text:span text:style-name="T12">~YourUserName</text:span><text:span text:style-name="T11">/BlitzSrc</text:span></text:p>
      <text:p text:style-name="P18"/>
      <text:p text:style-name="P18">There is a “makefile” so you should be able to execute the following commands to compile the tools.</text:p>
      <text:p text:style-name="P18"/>
      <text:p text:style-name="P18"><text:span text:style-name="T11"><text:tab/>cd </text:span><text:span text:style-name="T12">~YourUserName</text:span><text:span text:style-name="T11">/BlitzSrc</text:span></text:p>
      <text:p text:style-name="P20"><text:tab/>make</text:p>
      <text:p text:style-name="Standard"/>
      <text:p text:style-name="P18">This will invoke the “C” and “C++” compilers to produce the following executables:</text:p>
      <text:p text:style-name="P18"/>
      <text:p text:style-name="P20">kpl</text:p>
      <text:p text:style-name="P20">asm</text:p>
      <text:p text:style-name="P20">lddd</text:p>
      <text:p text:style-name="P20">blitz</text:p>
      <text:p text:style-name="P20">diskUtil</text:p>
      <text:p text:style-name="P20">dumpObj</text:p>
      <text:p text:style-name="P20">hexdump</text:p>
      <text:p text:style-name="P20">check</text:p>
      <text:p text:style-name="P20">endian</text:p>
      <text:p text:style-name="Standard"/>
      <text:p text:style-name="P18"><text:span text:style-name="T3">Step 3:</text:span> <text:s/>Create a directory for the executables and move them into it:</text:p>
      <text:p text:style-name="P18"/>
      <text:p text:style-name="P18"><text:span text:style-name="T11"><text:tab/>mkdir </text:span><text:span text:style-name="T12">~YourUserName</text:span><text:span text:style-name="T11">/BlitzTools</text:span></text:p>
      <text:p text:style-name="P18"><text:span text:style-name="T11"><text:tab/>cd </text:span><text:span text:style-name="T12">~YourUserName</text:span><text:span text:style-name="T11">/BlitzSrc</text:span></text:p>
      <text:p text:style-name="P20"><text:tab/>mv kpl asm lddd blitz diskUtil dumpObj hexDump check endian \</text:p>
      <text:p text:style-name="P18"><text:span text:style-name="T11"><text:tab/><text:tab/><text:tab/><text:tab/><text:tab/></text:span><text:span text:style-name="T12">~YourUserName</text:span><text:span text:style-name="T11">/BlitzTools</text:span></text:p>
      <text:p text:style-name="Standard"/>
      <text:h text:style-name="Heading_20_3" text:outline-level="3">Step <text:s/>5: Modify Your Search Path and Verify the Tools are Working</text:h>
      <text:p text:style-name="P21"/>
      <text:p text:style-name="Standard">You must add the <text:span text:style-name="T1">BlitzTools</text:span> directory to your shell’s search path so that when you type in the name of a BLITZ tool (such as <text:span text:style-name="T1">kpl</text:span> or <text:span text:style-name="T1">blitz</text:span>), your shell can locate the executable file and execute it.</text:p>
      <text:p text:style-name="Standard"/>
      <text:p text:style-name="Standard">The Unix “shell” program maintains a “shell variable” called PATH which it uses to locate an executable whenever a command name is typed. <text:s/>Details of how to change the PATH variable will vary between the different shells.</text:p>
      <text:p text:style-name="Standard"/>
      <text:p text:style-name="Standard">One approach might be to alter the <text:span text:style-name="T1">.aliases </text:span><text:span text:style-name="T17">or </text:span><text:span text:style-name="T2">.profile </text:span>file in your home directory.</text:p>
      <text:p text:style-name="Standard"/>
      <text:p text:style-name="Standard"><text:soft-page-break/>For example, this file may already contain a line that <text:s/>looks something like this:</text:p>
      <text:p text:style-name="Standard"/>
      <text:p text:style-name="P14"><text:tab/>setenv PATH ${PATH}:${HOME}/bin</text:p>
      <text:p text:style-name="P23"/>
      <text:p text:style-name="P23">(Between each colon (:) is a directory specification. <text:s/>The above command sets PATH to whatever it was before followed by the bin directory in your home directory.)</text:p>
      <text:p text:style-name="P23"/>
      <text:p text:style-name="P23">What you need to do is add the BLITZ tools directory after whatever else is in the PATH.</text:p>
      <text:p text:style-name="P23"/>
      <text:p text:style-name="P23">Unix / Linux / Mac users who have placed the executables into a subdirectory in their home directory might add the following command to prepend the appropriate directory to the front of the PATH.</text:p>
      <text:p text:style-name="Standard"/>
      <text:p text:style-name="P14"><text:tab/>setenv PATH ${PATH}:${HOME}/BlitzTools</text:p>
      <text:p text:style-name="Standard"/>
      <text:p text:style-name="Standard">In the NetBSD and Linux lab environments, <text:s/><text:span text:style-name="T13">use the path </text:span><text:span text:style-name="T14">/home/phil/blitz</text:span><text:span text:style-name="T15">.</text:span></text:p>
      <text:p text:style-name="Standard"/>
      <text:p text:style-name="Standard">Add the following command after the last place PATH is set.</text:p>
      <text:p text:style-name="Standard"/>
      <text:p text:style-name="P14"><text:tab/>setenv PATH ${PATH}:/home/phil/blitz</text:p>
      <text:p text:style-name="Standard"/>
      <text:p text:style-name="Standard">The “bash” shell is a little different; these people should add something like this to <text:span text:style-name="T8">.bashaliases</text:span></text:p>
      <text:p text:style-name="P13">or .bash_profile one of the following lines:</text:p>
      <text:p text:style-name="Standard"/>
      <text:p text:style-name="P14"><text:tab/>export PATH=${PATH}:${HOME}/BlitzTools</text:p>
      <text:p text:style-name="P14"><text:s text:c="5"/>export PATH=${PATH}:/home/phil/blitz</text:p>
      <text:p text:style-name="Standard"/>
      <text:p text:style-name="P23"><text:bookmark-start text:name="OLE_LINK4"/>The shell builds an internal hash table that speeds up the location of programs whenever you type a command. <text:s/>After changing your PATH, you’ll need to restart your shell so that it uses the new PATH when it builds this hash table<text:bookmark-end text:name="OLE_LINK4"/>.</text:p>
      <text:p text:style-name="P23"/>
      <text:p text:style-name="P23">You can do this several ways. <text:s/>A Mac user can quit the “Terminal” application and then <text:s/>restart “Terminal”. <text:s/>A Unix / Linux / Solaris user can log out and log back in. <text:s/>In some shells you can simply type the command “source .aliases” or “source .profile” instead.</text:p>
      <text:p text:style-name="Standard"/>
      <text:p text:style-name="Standard">Next, verify that whatever you did to the PATH variable worked.</text:p>
      <text:p text:style-name="Standard"/>
      <text:p text:style-name="Standard">At the UNIX/Linux prompt, type the command.</text:p>
      <text:p text:style-name="Standard"/>
      <text:p text:style-name="P14"><text:tab/>kpl</text:p>
      <text:p text:style-name="Standard"/>
      <text:p text:style-name="Standard">You should see the following:</text:p>
      <text:p text:style-name="Standard"/>
      <text:p text:style-name="P14"><text:tab/>***** <text:s/>ERROR: Missing package name on command line</text:p>
      <text:p text:style-name="P14"/>
      <text:p text:style-name="P14"><text:tab/>********** <text:s/>1 error detected! <text:s/>**********</text:p>
      <text:p text:style-name="P3"><text:s/></text:p>
      <text:p text:style-name="Standard"><text:soft-page-break/>If you see this, good. <text:s/>If you see anything else, then something is wrong.</text:p>
      <text:p text:style-name="Standard"/>
      <text:p text:style-name="Standard"/>
      <text:h text:style-name="Heading_20_3" text:outline-level="3">Step 6: Set up a Directory for Project 1</text:h>
      <text:p text:style-name="Standard"/>
      <text:p text:style-name="Standard">Create a directory in which to place all files concerned with this class. <text:s/>We recommend a name matching your course number, for example:</text:p>
      <text:p text:style-name="Standard"/>
      <text:p text:style-name="Standard"><text:span text:style-name="T11"><text:tab/></text:span><text:span text:style-name="T12">~YourUserName</text:span><text:span text:style-name="T11">/cs460work</text:span></text:p>
      <text:p text:style-name="Standard"/>
      <text:p text:style-name="Standard">Create a directory in which to place the files concerned with project 1. <text:s/>We recommend the following name:</text:p>
      <text:p text:style-name="Standard"/>
      <text:p text:style-name="Standard"><text:span text:style-name="T11"><text:tab/></text:span><text:bookmark-start text:name="OLE_LINK5"/><text:span text:style-name="T12">~YourUserName</text:span><text:span text:style-name="T11">/cs460work/a1</text:span><text:bookmark-end text:name="OLE_LINK5"/></text:p>
      <text:p text:style-name="Standard"/>
      <text:p text:style-name="Standard">Copy all files from:</text:p>
      <text:p text:style-name="Standard"/>
      <text:p text:style-name="P14"><text:tab/>http://www.cs.wwu.edu/nelson/classes/s12/460/a1</text:p>
      <text:p text:style-name="Standard"/>
      <text:p text:style-name="Standard">to your <text:span text:style-name="T1">cs460work/a1 </text:span>directory. <text:s text:c="2"/>On the LDC at WWU, the files are also available in the directory:</text:p>
      <text:p text:style-name="Standard"/>
      <text:p text:style-name="Standard"><text:tab/><text:span text:style-name="T2">/home/phil/public/cs460/a1</text:span></text:p>
      <text:p text:style-name="Standard"/>
      <text:h text:style-name="Heading_20_3" text:outline-level="3">The BLITZ Assembly Language</text:h>
      <text:p text:style-name="Standard"/>
      <text:p text:style-name="Standard">In this course you may not have to write any assembly language. <text:s/>However, you will be using some interesting routines which can only be written in assembly. <text:s/>Most if not all assembly language routines will be provided to you, but you will need to be able to read them.</text:p>
      <text:p text:style-name="Standard"/>
      <text:p text:style-name="Standard">Take a look at <text:span text:style-name="T1">Echo.s</text:span> and <text:span text:style-name="T1">Hello.s</text:span> to see what BLITZ assembly code looks like.</text:p>
      <text:p text:style-name="Standard"/>
      <text:p text:style-name="Standard"/>
      <text:h text:style-name="Heading_20_3" text:outline-level="3">Step 7: Assemble, Link, and Execute the “Hello” Program</text:h>
      <text:p text:style-name="Standard"/>
      <text:p text:style-name="Standard">The <text:span text:style-name="T2">a</text:span><text:span text:style-name="T1">1</text:span> directory contains an assembly language program called “Hello.s”. <text:s/>First invoke the assembler (the tool called “asm”) to assemble the program. <text:s/>Type:</text:p>
      <text:p text:style-name="Standard"/>
      <text:p text:style-name="Standard"><text:span text:style-name="T8"><text:tab/></text:span><text:span text:style-name="T11">asm Hello.s</text:span></text:p>
      <text:p text:style-name="P3"/>
      <text:p text:style-name="P3">This should produce no errors and should create a file called <text:span text:style-name="T1">Hello.o</text:span>.</text:p>
      <text:p text:style-name="P3"/>
      <text:p text:style-name="Standard">The <text:span text:style-name="T1">Hello.s</text:span> program is completely stand-alone. <text:s/>In other words, it does not need any library functions and does not rely on any operating system. <text:s/>Nevertheless, it must be linked to produce an executable (“a.out” file). <text:s/>The linking is done with the tool called “lddd”. <text:s/>(In UNIX, the linker is called “ld”.)</text:p>
      <text:p text:style-name="Standard"/>
      <text:p text:style-name="Standard"><text:span text:style-name="T8"><text:tab/></text:span><text:span text:style-name="T11">lddd Hello.o –o Hello</text:span></text:p>
      <text:p text:style-name="Standard"><text:soft-page-break/></text:p>
      <text:p text:style-name="Standard">Normally the executable is called <text:span text:style-name="T1">a.out</text:span>, but the “-o Hello” option will name the executable <text:span text:style-name="T1">Hello</text:span>.</text:p>
      <text:p text:style-name="Standard"/>
      <text:p text:style-name="Standard">Finally, execute this program, using the BLITZ virtual machine. <text:s/>(Sometimes the BLITZ virtual machine is referred to as the “emulator.”) <text:s/>Type:</text:p>
      <text:p text:style-name="Standard"/>
      <text:p text:style-name="Standard"><text:span text:style-name="T8"><text:tab/></text:span><text:span text:style-name="T11">blitz –g Hello</text:span></text:p>
      <text:p text:style-name="Standard"/>
      <text:p text:style-name="Standard">The “-g” option is the “auto-go” option and it means begin execution immediately. <text:s/>You should see:</text:p>
      <text:p text:style-name="P13"/>
      <text:p text:style-name="P13"/>
      <text:p text:style-name="P13"><text:s text:c="2"/>Beginning execution...</text:p>
      <text:p text:style-name="P13"><text:s text:c="2"/>Hello, world!</text:p>
      <text:p text:style-name="P13"/>
      <text:p text:style-name="P13"><text:s text:c="2"/>**** <text:s/>A 'debug' instruction was encountered <text:s/>*****</text:p>
      <text:p text:style-name="P13"><text:s text:c="2"/>Done! <text:s/>The next instruction to execute will be:</text:p>
      <text:p text:style-name="P13"><text:s text:c="2"/>000080: A1FFFFB8 <text:s text:c="6"/>jmp <text:s text:c="4"/>0xFFFFB8 <text:s text:c="8"/>! targetAddr = main</text:p>
      <text:p text:style-name="P13"/>
      <text:p text:style-name="P13"><text:s text:c="2"/>Entering machine-level debugger...</text:p>
      <text:p text:style-name="P13"><text:s text:c="2"/>======================================================</text:p>
      <text:p text:style-name="P13"><text:s text:c="2"/>===== <text:s text:c="43"/>=====</text:p>
      <text:p text:style-name="P13"><text:s text:c="2"/>===== <text:s text:c="8"/>The BLITZ Machine Emulator <text:s text:c="8"/>=====</text:p>
      <text:p text:style-name="P13"><text:s text:c="2"/>===== <text:s text:c="43"/>=====</text:p>
      <text:p text:style-name="P13"><text:s text:c="2"/>===== <text:s/>Copyright 2001-2007, Harry H. Porter III <text:s/>=====</text:p>
      <text:p text:style-name="P13"><text:s text:c="2"/>===== <text:s text:c="43"/>=====</text:p>
      <text:p text:style-name="P13"><text:s text:c="2"/>======================================================</text:p>
      <text:p text:style-name="P13"/>
      <text:p text:style-name="P13"><text:s text:c="2"/>Enter a command at the prompt. <text:s/>Type 'quit' to exit or 'help' for</text:p>
      <text:p text:style-name="P13"><text:s text:c="2"/>info about commands.</text:p>
      <text:p text:style-name="P13"><text:s text:c="2"/>&gt;</text:p>
      <text:p text:style-name="Standard"/>
      <text:p text:style-name="Standard">At the prompt, quit and exit by typing “q” (short for “quit”). <text:s/>You should see this:</text:p>
      <text:p text:style-name="Standard"/>
      <text:p text:style-name="Standard"><text:span text:style-name="T11"><text:s text:c="2"/></text:span><text:span text:style-name="T8">&gt;</text:span><text:span text:style-name="T11"> </text:span><text:span text:style-name="T10">q</text:span></text:p>
      <text:p text:style-name="P6"><text:s text:c="2"/>Number of Disk Reads <text:s text:c="3"/>= 0</text:p>
      <text:p text:style-name="P13"><text:s text:c="2"/>Number of Disk Writes <text:s text:c="2"/>= 0</text:p>
      <text:p text:style-name="P13"><text:s text:c="2"/>Instructions Executed <text:s text:c="2"/>= 1705</text:p>
      <text:p text:style-name="P13"><text:s text:c="2"/>Time Spent Sleeping <text:s text:c="4"/>= 0</text:p>
      <text:p text:style-name="P13"><text:s text:c="6"/>Total Elapsed Time <text:s/>= 1705</text:p>
      <text:p text:style-name="Standard"/>
      <text:p text:style-name="Standard">This program terminates by executing the <text:span text:style-name="T1">debug</text:span> machine instruction. <text:s/>This instruction will cause the emulator to stop executing instructions and will throw the emulator into command mode. <text:s/>In command mode, you can enter commands, such as <text:span text:style-name="T1">quit</text:span>. <text:s/>The emulator displays the character “&gt;” as a prompt.</text:p>
      <text:p text:style-name="Standard"/>
      <text:p text:style-name="Standard">After the debug instruction, the <text:span text:style-name="T1">Hello</text:span> program branches back to the beginning. <text:s/>Therefore, if you resume execution (with the <text:span text:style-name="T1">go</text:span> command), it will result in another printout of “Hello, world!”.</text:p>
      <text:p text:style-name="Standard"/>
      <text:p text:style-name="Standard"><text:soft-page-break/></text:p>
      <text:h text:style-name="Heading_20_3" text:outline-level="3">Step 8: Run the “Echo” Program</text:h>
      <text:p text:style-name="Standard"/>
      <text:p text:style-name="Standard">Type in the following commands:</text:p>
      <text:p text:style-name="Standard"/>
      <text:p text:style-name="P14"><text:tab/>asm Echo.s</text:p>
      <text:p text:style-name="P14"><text:tab/>lddd Echo.o –o Echo</text:p>
      <text:p text:style-name="P14"><text:tab/>blitz Echo</text:p>
      <text:p text:style-name="Standard"/>
      <text:p text:style-name="Standard">On the last line, we have left out the auto-go “-g” option. <text:s/>Now, the BLITZ emulator will not automatically begin executing; instead it will enter command mode. <text:s/>When it prompts, type the “g” command (short for “go”) to begin execution.</text:p>
      <text:p text:style-name="Standard"/>
      <text:p text:style-name="Standard">Next type some text. <text:s/>Each time the ENTER/RETURN key is pressed, you should see the output echoed. <text:s/>For example:</text:p>
      <text:p text:style-name="Standard"/>
      <text:p text:style-name="Standard"><text:span text:style-name="T8"><text:tab/>&gt; </text:span><text:span text:style-name="T10">g</text:span></text:p>
      <text:p text:style-name="P13"><text:tab/>Beginning execution...</text:p>
      <text:p text:style-name="Standard"><text:span text:style-name="T8"><text:tab/></text:span><text:span text:style-name="T10">abcd</text:span></text:p>
      <text:p text:style-name="P13"><text:tab/>abcd</text:p>
      <text:p text:style-name="Standard"><text:span text:style-name="T8"><text:tab/></text:span><text:span text:style-name="T10">this is a test</text:span></text:p>
      <text:p text:style-name="P13"><text:tab/>this is a test</text:p>
      <text:p text:style-name="Standard"><text:span text:style-name="T8"><text:tab/></text:span><text:span text:style-name="T10">q</text:span></text:p>
      <text:p text:style-name="P13"><text:tab/>q</text:p>
      <text:p text:style-name="P13"><text:tab/>**** <text:s/>A 'debug' instruction was encountered <text:s/>*****</text:p>
      <text:p text:style-name="P13"><text:tab/>Done! <text:s/>The next instruction to execute will be:</text:p>
      <text:p text:style-name="P13"><text:tab/> <text:s text:c="18"/>cont:</text:p>
      <text:p text:style-name="P13"><text:tab/>0000A4: A1FFFFAC <text:s text:c="6"/>jmp <text:s text:c="2"/>0xFFFFAC <text:s text:c="6"/>! targetAddr = loop</text:p>
      <text:p text:style-name="P13"><text:tab/>&gt; </text:p>
      <text:p text:style-name="Standard"/>
      <text:p text:style-name="Standard">(For clarity, the material entered on the input is underlined.)</text:p>
      <text:p text:style-name="Standard"/>
      <text:p text:style-name="Standard">This program watches for the “q” character and stops when it is typed. <text:s/>If you resume execution with the <text:span text:style-name="T1">go</text:span> command, this program will continue echoing whatever you type.</text:p>
      <text:p text:style-name="Standard"/>
      <text:p text:style-name="Standard">The <text:span text:style-name="T1">Echo</text:span> program is also a stand-alone program, relying on no library functions and no operating system.</text:p>
      <text:p text:style-name="Standard"/>
      <text:p text:style-name="Standard"/>
      <text:h text:style-name="P24" text:outline-level="2">The KPL Programming Language</text:h>
      <text:p text:style-name="Standard"/>
      <text:p text:style-name="Standard">In this course, you will write code in the “KPL” programming language. <text:s/>Begin studying the document titled “An Overview of KPL: A Kernel Programming Language”.</text:p>
      <text:p text:style-name="Standard"/>
      <text:p text:style-name="Standard"/>
      <text:h text:style-name="P24" text:outline-level="2"><text:soft-page-break/>Step 9: Compile and Execute a KPL Program called “HelloWorld”</text:h>
      <text:p text:style-name="Standard"/>
      <text:p text:style-name="Standard">Type the following commands:</text:p>
      <text:p text:style-name="Standard"/>
      <text:p text:style-name="Standard"><text:span text:style-name="T8"><text:tab/> </text:span><text:span text:style-name="T10">kpl -unsafe System</text:span></text:p>
      <text:p text:style-name="Standard"><text:span text:style-name="T8"><text:tab/> </text:span><text:span text:style-name="T10">asm System.s</text:span></text:p>
      <text:p text:style-name="Standard"><text:span text:style-name="T8"><text:tab/> </text:span><text:span text:style-name="T10">kpl HelloWorld</text:span></text:p>
      <text:p text:style-name="Standard"><text:span text:style-name="T8"><text:tab/> </text:span><text:span text:style-name="T10">asm HelloWorld.s</text:span></text:p>
      <text:p text:style-name="Standard"><text:span text:style-name="T8"><text:tab/> </text:span><text:span text:style-name="T10">asm Runtime.s</text:span></text:p>
      <text:p text:style-name="Standard"><text:span text:style-name="T8"><text:tab/> </text:span><text:span text:style-name="T10">lddd Runtime.o System.o HelloWorld.o -o HelloWorld</text:span></text:p>
      <text:p text:style-name="Standard"/>
      <text:p text:style-name="Standard">There should be no error messages.</text:p>
      <text:p text:style-name="Standard"/>
      <text:p text:style-name="Standard">Take a look at the files <text:span text:style-name="T1">HelloWorld.h</text:span> and <text:span text:style-name="T1">HelloWorld.k</text:span>. <text:s/>These contain the program code. (Note: The original Blitz/KPL system used .c files for code ... but the compiler has been changed at WWU to use the .k suffix so these files are not confused with C programs by tools like emacs.)</text:p>
      <text:p text:style-name="Standard"/>
      <text:p text:style-name="Standard">The <text:span text:style-name="T1">HelloWorld</text:span> program makes use of some other code, which is contained in the files <text:span text:style-name="T1">System.h</text:span> and <text:span text:style-name="T1">System.k.</text:span> <text:s/>These must be compiled with the “-unsafe” option. <text:s/>Try leaving this out; you’ll get 17 compiler error messages, such as:</text:p>
      <text:p text:style-name="Standard"/>
      <text:p text:style-name="Standard"><text:span text:style-name="T8"><text:tab/></text:span><text:span text:style-name="T11">System.h:39: ***** <text:s/>ERROR at PTR: Using 'ptr to void' is unsafe;</text:span></text:p>
      <text:p text:style-name="P14"><text:tab/> <text:s text:c="19"/>you must compile with the 'unsafe' option</text:p>
      <text:p text:style-name="P14"><text:tab/> <text:s text:c="19"/>if you wish to do this</text:p>
      <text:p text:style-name="Standard"/>
      <text:p text:style-name="Standard">Using the UNIX compiler convention, this means that the compiler detected an error on line 39 of file <text:span text:style-name="T1">System.h</text:span>.</text:p>
      <text:p text:style-name="Standard"/>
      <text:p text:style-name="Standard">KPL programs are often linked with routines coded in assembly language. <text:s/>Right now, all the assembly code we need is included in a file called <text:span text:style-name="T1">Runtime.s</text:span>. <text:s/>Basically, the assembly code takes care of:</text:p>
      <text:p text:style-name="Standard"/>
      <text:p text:style-name="Standard"><text:tab/>Starting up the program</text:p>
      <text:p text:style-name="Standard"><text:tab/>Dealing with runtime errors, by printing a message and aborting</text:p>
      <text:p text:style-name="Standard"><text:tab/>Printing output (There is no mechanism for input at this stage... This system really needs an OS!)</text:p>
      <text:p text:style-name="Standard"/>
      <text:p text:style-name="Standard">Now execute this program. <text:s/>Type:</text:p>
      <text:p text:style-name="Standard"/>
      <text:p text:style-name="Standard"><text:span text:style-name="T8"><text:tab/></text:span><text:span text:style-name="T10">blitz –g HelloWorld</text:span></text:p>
      <text:p text:style-name="Standard"/>
      <text:p text:style-name="Standard">You should see the “Hello, world...” message. <text:s/>What happens if you type “g” at the prompt, to resume instruction execution?</text:p>
      <text:p text:style-name="Standard"/>
      <text:p text:style-name="Standard"/>
      <text:h text:style-name="Heading_20_3" text:outline-level="3">The “makefile”</text:h>
      <text:p text:style-name="Standard"/>
      <text:p text:style-name="Standard"><text:soft-page-break/>The <text:span text:style-name="T2">a</text:span><text:span text:style-name="T1">1</text:span> directory contains a file called <text:span text:style-name="T1">makefile</text:span>, which is used with the UNIX <text:span text:style-name="T1">make</text:span> command. <text:s/>Whenever a file in the <text:span text:style-name="T2">a</text:span><text:span text:style-name="T1">1</text:span> directory is changed, you can type “make” to re-compile, re-assemble, and re-link as necessary to rebuild the executables.</text:p>
      <text:p text:style-name="Standard"/>
      <text:p text:style-name="Standard">Notice that the command</text:p>
      <text:p text:style-name="Standard"/>
      <text:p text:style-name="Standard"><text:span text:style-name="T8"><text:tab/></text:span><text:span text:style-name="T11">kpl HelloWorld</text:span></text:p>
      <text:p text:style-name="Standard"/>
      <text:p text:style-name="Standard">will be executed whenever the file <text:span text:style-name="T1">System.h</text:span> is changed. <text:s/>In KPL, files ending in “.h” are called “header files” and files ending in “.k” are called “code files.” <text:s/>Each package (such as <text:span text:style-name="T1">HelloWorld</text:span>) will have both a header file and a code file. <text:s/>The <text:span text:style-name="T1">HelloWorld</text:span> package uses the <text:span text:style-name="T1">System</text:span> package. <text:s/>Whenever the header file of a package that <text:span text:style-name="T1">HelloWorld</text:span> uses is changed, <text:span text:style-name="T1">HelloWorld</text:span> must be recompiled. <text:s/>However, if the code file for <text:span text:style-name="T1">System</text:span> is changed, you do not need to recompile <text:span text:style-name="T1">HelloWorld</text:span>. <text:s/>You only need to re-link (i.e., you only need to invoke <text:span text:style-name="T1">lddd</text:span> to produce the executable).</text:p>
      <text:p text:style-name="Standard"/>
      <text:p text:style-name="Standard">Consult the KPL documentation for more info about the separate compilation of packages.</text:p>
      <text:p text:style-name="Standard"/>
      <text:p text:style-name="Standard"/>
      <text:h text:style-name="Heading_20_3" text:outline-level="3">Step 10: Modify the HelloWorld Program</text:h>
      <text:p text:style-name="Standard"/>
      <text:p text:style-name="Standard">Modify the <text:span text:style-name="T1">HelloWorld.k</text:span> program by un-commenting the line</text:p>
      <text:p text:style-name="Standard"/>
      <text:p text:style-name="P13"><text:tab/>--foo (10)</text:p>
      <text:p text:style-name="Standard"/>
      <text:p text:style-name="Standard">In KPL, comments are “--” through end-of-line. <text:s/>Simply remove the hyphens and recompile as necessary, using “make”.</text:p>
      <text:p text:style-name="Standard"/>
      <text:p text:style-name="Standard">The <text:span text:style-name="T1">foo</text:span> function calls <text:span text:style-name="T1">bar</text:span>. <text:s/><text:span text:style-name="T1">Bar</text:span> does the following things:</text:p>
      <text:p text:style-name="Standard"/>
      <text:p text:style-name="Standard"><text:tab/>Increment its argument</text:p>
      <text:p text:style-name="Standard"><text:tab/>Print the value</text:p>
      <text:p text:style-name="Standard"><text:tab/>Execute a “debug” statement</text:p>
      <text:p text:style-name="Standard"><text:tab/>Recursively call itself</text:p>
      <text:p text:style-name="Standard"/>
      <text:p text:style-name="Standard">When you run this program it will print a value and then halt. <text:s/>The keyword <text:span text:style-name="T1">debug</text:span> is a statement that will cause the emulator to halt execution. <text:s/>In later projects, you will probably want to place <text:span text:style-name="T1">debug</text:span> in programs you write when you are debugging, so you can stop execution and look at variables.</text:p>
      <text:p text:style-name="P3"/>
      <text:p text:style-name="Standard">If you type the <text:span text:style-name="T1">go</text:span> command, the emulator will resume execution. <text:s/>It will print another value and halt again. <text:s/>Type <text:span text:style-name="T1">go</text:span> several times, causing <text:span text:style-name="T1">bar</text:span> to call itself recursively several times. <text:s/>Then try the <text:span text:style-name="T1">st</text:span> command (<text:span text:style-name="T1">st</text:span> is short for “stack”). <text:s/>This will print out the execution stack. <text:s/>Try the <text:span text:style-name="T1">fr</text:span> command (short for “frame”). <text:s/>You should see the values of the local variables in some activation of <text:span text:style-name="T1">bar</text:span>.</text:p>
      <text:p text:style-name="Standard"/>
      <text:p text:style-name="Standard">Try the <text:span text:style-name="T1">up</text:span> and <text:span text:style-name="T1">down</text:span> commands. <text:s/>These move around in the activation stack. <text:s/>You can look at different activations of <text:span text:style-name="T1">bar</text:span> with the <text:span text:style-name="T1">fr</text:span> command.</text:p>
      <text:p text:style-name="Standard"/>
      <text:p text:style-name="Standard"><text:soft-page-break/></text:p>
      <text:h text:style-name="Heading_20_3" text:outline-level="3">Step 11: Try Some of the Emulator Commands</text:h>
      <text:p text:style-name="Standard"/>
      <text:p text:style-name="Standard">Try the following commands to the emulator.</text:p>
      <text:p text:style-name="P13"/>
      <text:p text:style-name="P13"><text:tab/>quit (q)</text:p>
      <text:p text:style-name="P13"><text:tab/>help (h)</text:p>
      <text:p text:style-name="P13"><text:tab/>go (g)</text:p>
      <text:p text:style-name="P13"><text:tab/>step (s)</text:p>
      <text:p text:style-name="P13"><text:tab/>t</text:p>
      <text:p text:style-name="P13"><text:tab/>reset</text:p>
      <text:p text:style-name="P13"><text:tab/>info (i)</text:p>
      <text:p text:style-name="P13"><text:tab/>stack (st)</text:p>
      <text:p text:style-name="P13"><text:tab/>frame (fr)<text:line-break/><text:tab/>up</text:p>
      <text:p text:style-name="P13"><text:tab/>down</text:p>
      <text:p text:style-name="Standard"/>
      <text:p text:style-name="Standard">Abbreviations are shown in parentheses.</text:p>
      <text:p text:style-name="Standard"/>
      <text:p text:style-name="Standard">The “step” command will execute a single machine-language instruction at a time. <text:s/>You can use it to walk through the execution of an assembly language program, line-by-line.</text:p>
      <text:p text:style-name="Standard"/>
      <text:p text:style-name="Standard">The “t” command will execute a single high-level KPL language statement at a time. <text:s/>Try typing “t” several times to walk through the execution of the <text:span text:style-name="T1">HelloWorld</text:span> program. <text:s/>See what gets printed each time you enter the “t” command.</text:p>
      <text:p text:style-name="Standard"/>
      <text:p text:style-name="Standard">The <text:span text:style-name="T1">i</text:span> command (short for <text:span text:style-name="T1">info</text:span>) prints out the entire state of the (virtual) BLITZ CPU. <text:s/>You can see the contents of all the CPU registers. <text:s/>There are other commands for displaying and modifying the registers.</text:p>
      <text:p text:style-name="Standard"/>
      <text:p text:style-name="Standard">The<text:span text:style-name="T1"> h</text:span> command (short for <text:span text:style-name="T1">help</text:span>) lists all the emulator commands. <text:s/>Take a look at what <text:span text:style-name="T1">help</text:span> prints.</text:p>
      <text:p text:style-name="P3"/>
      <text:p text:style-name="Standard">The <text:span text:style-name="T1">reset</text:span> command re-reads the executable file and fully resets the CPU. <text:s/>This command is useful during debugging. <text:s/>Whenever you wish to re-execute a program (without recompiling anything), you could always <text:span text:style-name="T1">quit</text:span> the emulator and then start it back up. <text:s/>The <text:span text:style-name="T1">reset</text:span> command does the same thing but is faster.</text:p>
      <text:p text:style-name="Standard"/>
      <text:p text:style-name="Standard">Make sure you get familiar with each of the commands listed above; you will be using them later. <text:s/>Feel free to experiment with other commands, too.</text:p>
      <text:p text:style-name="Standard"/>
      <text:h text:style-name="Heading_20_3" text:outline-level="3">Step 12: <text:s/>Add some new code (15 points)</text:h>
      <text:p text:style-name="Standard"/>
      <text:p text:style-name="Standard">Using Echo.s as an example, add a new function to Runtime.s called GetCh that takes no arguments and reads an input character and returns that input character. <text:s text:c="2"/>Add the “external definition” of GetCh to System.h and make sure you export your new function in Runtime.s <text:s/>Show that your new function works correctly by writing a new function in HelloWorld.k that implements the same “echo” idea as the <text:soft-page-break/>Echo.s program. <text:s text:c="2"/>(Hint: <text:s/>Read the code for getCatchStack() in Runtime.s to figure out how to return data as the value of a function.)</text:p>
      <text:p text:style-name="Standard"/>
      <text:h text:style-name="Heading_20_3" text:outline-level="3">The “DISK” File</text:h>
      <text:p text:style-name="Standard"/>
      <text:p text:style-name="Standard">The KPL virtual machine (the emulator tool, called “blitz”) simulates a virtual disk. <text:s/>The virtual disk is implemented using a file on the host machine and this file is called “DISK”. <text:s/>The programs in assignment 1 do not use the disk, so this file is not necessary. <text:s/>However, if the file is missing, the emulator will print a warning. <text:s/>We have included a file called “DISK” to prevent this warning. <text:s/>For more information, try the “format” command in the emulator.</text:p>
      <text:p text:style-name="Standard"/>
      <text:h text:style-name="Heading_20_3" text:outline-level="3">What to Hand In</text:h>
      <text:p text:style-name="Standard"/>
      <text:p text:style-name="Standard">Complete all the above steps.</text:p>
      <text:p text:style-name="Standard"/>
      <text:p text:style-name="Standard">To verify that you did all this, create a transcript of a terminal session showing what happened. <text:s/>In particular, please include the output associated with the following steps in what you hand in.</text:p>
      <text:p text:style-name="Standard"/>
      <text:p text:style-name="Standard"><text:tab/>Step 7</text:p>
      <text:p text:style-name="Standard"><text:tab/>Step 8</text:p>
      <text:p text:style-name="Standard"><text:tab/>Step 9</text:p>
      <text:p text:style-name="Standard"><text:tab/>Step 11</text:p>
      <text:p text:style-name="Standard"/>
      <text:p text:style-name="Standard">We do not need to see the other steps.</text:p>
      <text:p text:style-name="Standard"/>
      <text:p text:style-name="Standard">Hand in a hardcopy print-out showing what happened. <text:s/>If you do not know about creating a script file, check out the UNIX <text:span text:style-name="T1">script</text:span> command by typing</text:p>
      <text:p text:style-name="Standard"/>
      <text:p text:style-name="Standard"><text:span text:style-name="T8"><text:tab/></text:span><text:span text:style-name="T11">man script</text:span></text:p>
      <text:p text:style-name="Standard"/>
      <text:p text:style-name="Standard">Note that if you try to use a text editor while running <text:span text:style-name="T1">script</text:span>, a bunch of garbage characters may be put into the file. <text:s/>Please do not do this. <text:s/>After you have created your <text:span text:style-name="T1">script</text:span> file, it is okay to edit it to remove the entire editing session. <text:s/>We really don’t want to see a transcript of your editing session. <text:s/>Alternately, you can start and stop <text:span text:style-name="T1">script</text:span>, creating several script files and then concatenate them.</text:p>
      <text:p text:style-name="Standard"/>
      <text:p text:style-name="Standard">Also, turn in your code for Step 12. <text:s text:c="2"/>Don't print all of Runtime.s and System.h, just print the code you added to those files and the function you added to HelloWorld.k. <text:s/>Copy the entire files of Runtime.s, System.h and HellowWorld.k to a directory named /home/yourusername/cs460s12/a1 where yourusername is replaced with your real user name. <text:s/>Make sure that your directories have rx permissions for others, no permissions for group and that the files are readable by others.</text:p>
      <text:p text:style-name="Standard"/>
      <text:p text:style-name="Standard">For all assignments this quarter, please turn in your assignments with a cover sheet. <text:s/>The cover sheet must not have any content on it for the assignment. <text:s/>This cover sheet must include the Class (CS460 Spring 2012), <text:s/>your name and the assignment number, for example, the following on an otherwise blank page:</text:p>
      <text:p text:style-name="Standard"/>
      <text:p text:style-name="Standard"><text:soft-page-break/><text:tab/><text:span text:style-name="T2">Your Name</text:span></text:p>
      <text:p text:style-name="P8"><text:tab/>CS 460 Spring 2012</text:p>
      <text:p text:style-name="P8"><text:tab/>Assignment 1</text:p>
      <text:p text:style-name="Standard"/>
      <text:p text:style-name="Standard"/>
      <text:p text:style-name="Standard">PLEASE STAPLE ALL PAGES!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" svg:font-family="Courier" style:font-pitch="variable"/>
    <style:font-face style:name="Courier New" svg:font-family="'Courier New'" style:font-pitch="variable"/>
    <style:font-face style:name="Times" svg:font-family="Times" style:font-pitch="variable"/>
    <style:font-face style:name="New York" svg:font-family="'New Yor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" fo:font-size="12pt" fo:language="en" fo:country="US" style:font-name-asian="Times New Roman" style:font-size-asian="12pt" style:font-name-complex="New York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Times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justify" style:justify-single-word="false" fo:keep-with-next="always"/>
      <style:text-properties style:font-name="Times" style:text-underline-style="solid" style:text-underline-width="auto" style:text-underline-color="font-color" fo:font-weight="bold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keep-with-next="always"/>
      <style:text-properties style:font-name="Times" style:text-underline-style="solid" style:text-underline-width="auto" style:text-underline-color="font-color" fo:font-weight="bold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keep-with-next="always"/>
      <style:text-properties style:font-name="Times" fo:font-size="14pt" style:text-underline-style="solid" style:text-underline-width="auto" style:text-underline-color="font-color" fo:font-weight="bold" style:font-size-asian="14pt" style:font-weight-asian="bold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25in" fo:margin-right="0in" fo:text-indent="0in" style:auto-text-indent="false"/>
      <style:text-properties style:font-name="Times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Header">
      <style:paragraph-properties>
        <style:tab-stops>
          <style:tab-stop style:position="3.5in" style:type="center"/>
          <style:tab-stop style:position="7in" style:type="right"/>
        </style:tab-stops>
      </style:paragraph-properties>
      <style:text-properties fo:font-weight="bold" style:font-weight-asian="bold"/>
    </style:style>
    <style:style style:name="P2" style:family="paragraph" style:parent-style-name="Footer">
      <style:paragraph-properties>
        <style:tab-stops>
          <style:tab-stop style:position="3.5in" style:type="center"/>
          <style:tab-stop style:position="6in" style:type="right"/>
        </style:tab-stops>
      </style:paragraph-properties>
    </style:style>
    <style:style style:name="T1" style:family="text">
      <style:text-properties fo:font-weight="bold" style:font-weight-asian="bold"/>
    </style:style>
    <style:page-layout style:name="pm1">
      <style:page-layout-properties fo:page-width="8.5in" fo:page-height="11in" style:num-format="1" style:print-orientation="portrait" fo:margin-top="0.5in" fo:margin-bottom="0.5in" fo:margin-left="0.75in" fo:margin-right="0.7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pm2">
      <style:page-layout-properties fo:page-width="8.5in" fo:page-height="11in" style:num-format="1" style:print-orientation="portrait" fo:margin-top="1in" fo:margin-bottom="1in" fo:margin-left="0.75in" fo:margin-right="0.7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pm1">
      <style:header>
        <text:p text:style-name="P1">Assignment 1<text:tab/>CS 460 – s12<text:tab/>Operating Systems</text:p>
      </style:header>
      <style:footer>
        <text:p text:style-name="P2"><text:span text:style-name="T1"><text:tab/>Page </text:span><text:span text:style-name="T1"><text:page-number text:select-page="current">14</text:page-number></text:span></text:p>
      </style:footer>
    </style:master-page>
    <style:master-page style:name="First_20_Page" style:display-name="First Page" style:page-layout-name="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NetBSD/i386 OpenOffice.org_project/680m21$Build-9421</meta:generator>
    <dc:title>proj 1</dc:title>
    <meta:initial-creator>Harry Porter</meta:initial-creator>
    <meta:creation-date>2000-01-05T16:20:00</meta:creation-date>
    <dc:creator>Phil Nelson</dc:creator>
    <dc:date>2012-03-30T08:38:06</dc:date>
    <meta:print-date>2006-05-09T17:29:00</meta:print-date>
    <meta:editing-cycles>181</meta:editing-cycles>
    <meta:editing-duration>P1DT9H23M1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4" meta:paragraph-count="310" meta:word-count="3500" meta:character-count="21254"/>
  </office:meta>
</office:document-meta>
</file>